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各位老师领导，大家下午好。我是09级通信工程系电信专业的陈。今天在这里，非常高兴向各位老师领导，分享我在这几个月来的一点小成果，以及在这几个月来，学到的一些有趣的东西。</text:p>
      <text:p text:style-name="Standard">我的课题名称叫《基于STM8单片机的教学平台构建》</text:p>
      <text:p text:style-name="Standard"/>
      <text:p text:style-name="Standard"/>
      <text:p text:style-name="Standard"/>
      <text:p text:style-name="Standard">开发套件部分：</text:p>
      <text:p text:style-name="Standard"/>
      <text:p text:style-name="Standard"/>
      <text:p text:style-name="Standard">最后是手册部分，</text:p>
      <text:p text:style-name="Standard">word排版一直饱受诟病，专业性和美观程度欠佳。手册编写之初，曾考虑使用latex作为排版格式，但苦于他格式过于复杂。一次偶然的机会，我接触了爱立信高级软件专家larrycai的mkbok项目，他使用markdown格式，并配有学习手册，方便学习者快速学习语法，并且快速构建项目，使用latex语法编辑的模板，在快速编辑的同时保证其专业性。</text:p>
      <text:p text:style-name="Standard">在内容编写方面，ST推荐的《例说STM32》有50+W字，马潮老师的《AVR单片机嵌入式系统原理与应用实践》有78+W字。本手册字数统计下来仅3W字，为了实现四两拨千斤的效果，在手册中加入了大量的链接。对于一些具体的，已经有比较成熟解决方案的内容，手册就略过不提，或者只提少数几个点，然后给出一个链接。这样的设计一来补充了手册内容方面的不足，二来整体设计更加轻巧简便，如果因为版本更新等造成的文档内容过时，只需替换一个链接就好了。这样一来，文档的生命周期更长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12-05-16T23:27:29</meta:creation-date>
    <meta:generator>LibreOffice/3.5$Linux_x86 LibreOffice_project/350m1$Build-2</meta:generator>
    <dc:date>2012-05-17T00:31:51</dc:date>
    <dc:creator>Vincent </dc:creator>
    <meta:editing-duration>PT54M53S</meta:editing-duration>
    <meta:editing-cycles>14</meta:editing-cycles>
    <meta:document-statistic meta:table-count="0" meta:image-count="0" meta:object-count="0" meta:page-count="1" meta:paragraph-count="6" meta:word-count="28" meta:character-count="525" meta:non-whitespace-character-count="558"/>
  </office:meta>
</office:document-meta>
</file>